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3" draw:id="id3" draw:layer="layout" svg:width="2.5cm" svg:height="0.5cm" svg:x="2.5cm" svg:y="6cm">
          <text:p text:style-name="P1"><text:span text:style-name="T1">Tag</text:span></text:p>
        </draw:rect>
        <draw:rect draw:style-name="gr2" draw:text-style-name="P2" xml:id="id2" draw:id="id2" draw:layer="layout" svg:width="2.5cm" svg:height="0.5cm" svg:x="2.5cm" svg:y="6.5cm">
          <text:p/>
        </draw:rect>
        <draw:connector draw:style-name="gr3" draw:text-style-name="P3" draw:layer="layout" draw:type="lines" svg:x1="1.65cm" svg:y1="6.718cm" svg:x2="2.5cm" svg:y2="6.75cm" draw:start-shape="id1" draw:start-glue-point="1" draw:end-shape="id2" draw:end-glue-point="3" svg:d="m1650 6718h500l-151 32h501">
          <text:p/>
        </draw:connector>
        <draw:rect draw:style-name="gr1" draw:text-style-name="P2" draw:layer="layout" svg:width="1.25cm" svg:height="0.5cm" svg:x="3.75cm" svg:y="5.5cm">
          <text:p text:style-name="P2">3</text:p>
        </draw:rect>
        <draw:connector draw:style-name="gr3" draw:text-style-name="P3" draw:layer="layout" draw:type="lines" svg:x1="5cm" svg:y1="6.25cm" svg:x2="8.5cm" svg:y2="6.75cm" draw:start-shape="id3" draw:start-glue-point="1" draw:end-shape="id4" draw:end-glue-point="3" svg:d="m5000 6250h501l2498 500h501">
          <text:p/>
        </draw:connector>
        <draw:frame draw:style-name="gr4" xml:id="id1" draw:id="id1" draw:layer="layout" svg:width="0.75cm" svg:height="0.963cm" svg:x="0.9cm" svg:y="6.237cm">
          <draw:text-box>
            <text:p>o</text:p>
          </draw:text-box>
        </draw:frame>
        <draw:rect draw:style-name="gr2" draw:text-style-name="P2" draw:layer="layout" svg:width="2.5cm" svg:height="0.5cm" svg:x="2.5cm" svg:y="7cm">
          <text:p/>
        </draw:rect>
        <draw:frame draw:style-name="gr4" draw:text-style-name="P4" draw:layer="layout" svg:width="3cm" svg:height="0.806cm" svg:x="8.25cm" svg:y="4.544cm">
          <draw:text-box>
            <text:p text:style-name="P3"><text:span text:style-name="T2">[S</text:span></text:p>
          </draw:text-box>
        </draw:frame>
        <draw:rect draw:style-name="gr2" draw:text-style-name="P2" draw:layer="layout" svg:width="2.5cm" svg:height="0.5cm" svg:x="8.5cm" svg:y="7cm">
          <text:p/>
        </draw:rect>
        <draw:rect draw:style-name="gr1" draw:text-style-name="P2" draw:layer="layout" svg:width="1.25cm" svg:height="0.5cm" svg:x="9.75cm" svg:y="6.5cm">
          <text:p text:style-name="P3"><text:span text:style-name="T1">2</text:span></text:p>
        </draw:rect>
        <draw:line draw:style-name="gr5" draw:text-style-name="P3" draw:layer="layout" svg:x1="8.5cm" svg:y1="9cm" svg:x2="8.5cm" svg:y2="5.35cm">
          <text:p/>
        </draw:line>
        <draw:line draw:style-name="gr5" draw:text-style-name="P3" draw:layer="layout" svg:x1="11cm" svg:y1="9cm" svg:x2="11cm" svg:y2="5.35cm">
          <text:p/>
        </draw:line>
        <draw:rect draw:style-name="gr1" draw:text-style-name="P2" draw:layer="layout" svg:width="2.5cm" svg:height="0.5cm" svg:x="8.5cm" svg:y="7.5cm">
          <text:p text:style-name="P3"><text:span text:style-name="T1">[S</text:span></text:p>
        </draw:rect>
        <draw:rect draw:style-name="gr1" draw:text-style-name="P2" draw:layer="layout" svg:width="2.5cm" svg:height="0.5cm" svg:x="8.5cm" svg:y="8cm">
          <text:p text:style-name="P3"><text:span text:style-name="T1">0</text:span></text:p>
        </draw:rect>
        <draw:rect draw:style-name="gr2" draw:text-style-name="P2" draw:layer="layout" svg:width="2.5cm" svg:height="0.5cm" svg:x="2.5cm" svg:y="7.5cm">
          <text:p/>
        </draw:rect>
        <draw:rect draw:style-name="gr1" draw:text-style-name="P5" draw:layer="layout" svg:width="0.634cm" svg:height="0.5cm" svg:x="3.116cm" svg:y="5.5cm">
          <text:p text:style-name="P5"><text:span text:style-name="T3">0x80</text:span></text:p>
        </draw:rect>
        <draw:rect draw:style-name="gr1" draw:text-style-name="P2" draw:layer="layout" svg:width="0.634cm" svg:height="0.5cm" svg:x="2.5cm" svg:y="5.5cm">
          <text:p/>
        </draw:rect>
        <draw:rect draw:style-name="gr1" draw:text-style-name="P2" xml:id="id4" draw:id="id4" draw:layer="layout" svg:width="0.25cm" svg:height="0.5cm" svg:x="8.5cm" svg:y="6.5cm">
          <text:p text:style-name="P3"><text:span text:style-name="T1">1</text:span></text:p>
        </draw:rect>
        <draw:rect draw:style-name="gr1" draw:text-style-name="P2" draw:layer="layout" svg:width="1cm" svg:height="0.5cm" svg:x="8.75cm" svg:y="6.5cm">
          <text:p text:style-name="P3"><text:span text:style-name="T1">1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2$Win32 OpenOffice.org_project/330m20$Build-9567</meta:generator>
    <meta:initial-creator>Urs Graf</meta:initial-creator>
    <meta:creation-date>2010-04-12T08:44:15</meta:creation-date>
    <dc:creator>Urs Graf</dc:creator>
    <dc:date>2012-02-06T16:20:20.50</dc:date>
    <meta:printed-by>Urs Graf</meta:printed-by>
    <meta:print-date>2010-04-12T09:03:01</meta:print-date>
    <meta:editing-cycles>14</meta:editing-cycles>
    <meta:editing-duration>PT6H22M28S</meta:editing-duration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